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29000000285F9A8BD8EE7DD16D.png" manifest:media-type="image/png"/>
  <manifest:file-entry manifest:full-path="Pictures/1000000100000029000000281259642B6558F242.png" manifest:media-type="image/png"/>
  <manifest:file-entry manifest:full-path="Pictures/10000001000000290000002836324E9D2E00265B.png" manifest:media-type="image/png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2" style:family="paragraph" style:parent-style-name="Heading_20_1">
      <style:paragraph-properties fo:margin-left="0.769cm" fo:margin-right="0.011cm" fo:margin-top="0cm" fo:margin-bottom="0.423cm" style:contextual-spacing="false" fo:text-align="start" style:justify-single-word="false" fo:text-indent="0.7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5.526cm"/>
        </style:tab-stops>
      </style:paragraph-properties>
      <style:text-properties fo:color="#000000" loext:opacity="100%" fo:font-size="14pt" fo:language="kk" fo:country="KZ" style:font-size-asian="14pt" style:font-size-complex="14pt"/>
    </style:style>
    <style:style style:name="P4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6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P8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9" style:family="paragraph" style:parent-style-name="Standard">
      <style:paragraph-properties fo:margin-left="0.501cm" fo:margin-right="0.097cm" fo:margin-top="0cm" fo:margin-bottom="0.134cm" style:contextual-spacing="false" fo:text-align="start" style:justify-single-word="false" fo:text-indent="0cm" style:auto-text-indent="false"/>
      <style:text-properties fo:color="#002060" loext:opacity="100%" style:font-name="DejaVu Serif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.501cm" fo:margin-right="0.097cm" fo:text-indent="0cm" style:auto-text-indent="false"/>
      <style:text-properties style:font-name="DejaVu Serif" fo:font-size="12pt" officeooo:paragraph-rsid="00251fcd" style:font-size-asian="12pt" style:font-size-complex="12pt"/>
    </style:style>
    <style:style style:name="P11" style:family="paragraph" style:parent-style-name="Standard" style:list-style-name="L1">
      <style:text-properties style:font-name="DejaVu Serif" fo:font-size="12pt" officeooo:paragraph-rsid="00251fcd" style:font-size-asian="12pt" style:font-size-complex="12pt"/>
    </style:style>
    <style:style style:name="P12" style:family="paragraph" style:parent-style-name="Standard" style:list-style-name="L1">
      <style:text-properties style:font-name="DejaVu Serif" fo:font-size="12pt" officeooo:rsid="00251fcd" officeooo:paragraph-rsid="00251fcd" style:font-size-asian="12pt" style:font-size-complex="12pt"/>
    </style:style>
    <style:style style:name="P13" style:family="paragraph" style:parent-style-name="Standard">
      <style:text-properties style:font-name="DejaVu Serif" fo:font-size="12pt" officeooo:rsid="00251fcd" officeooo:paragraph-rsid="00251fcd" style:font-size-asian="12pt" style:font-size-complex="12pt"/>
    </style:style>
    <style:style style:name="P14" style:family="paragraph" style:parent-style-name="Standard" style:list-style-name="L1">
      <style:text-properties style:font-name="DejaVu Serif" fo:font-size="12pt" officeooo:rsid="00267cd9" officeooo:paragraph-rsid="00267cd9" style:font-size-asian="12pt" style:font-size-complex="12pt"/>
    </style:style>
    <style:style style:name="P15" style:family="paragraph" style:parent-style-name="Standard">
      <style:text-properties style:font-name="DejaVu Serif" fo:font-size="12pt" officeooo:rsid="0027871e" officeooo:paragraph-rsid="0027871e" style:font-size-asian="12pt" style:font-size-complex="12pt"/>
    </style:style>
    <style:style style:name="P16" style:family="paragraph" style:parent-style-name="Standard" style:list-style-name="L1">
      <style:text-properties style:font-name="DejaVu Serif" fo:font-size="12pt" officeooo:rsid="0027871e" officeooo:paragraph-rsid="0027871e" style:font-size-asian="12pt" style:font-size-complex="12pt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style:font-name="Times New Roman" fo:font-weight="bold" style:font-weight-asian="bold" style:font-name-complex="Times New Roman1"/>
    </style:style>
    <style:style style:name="T7" style:family="text">
      <style:text-properties fo:color="#000000" loext:opacity="100%" style:font-name="Times New Roman" fo:font-weight="bold" officeooo:rsid="00251fcd" style:font-weight-asian="bold" style:font-name-complex="Times New Roman1"/>
    </style:style>
    <style:style style:name="T8" style:family="text">
      <style:text-properties fo:color="#000000" loext:opacity="100%" officeooo:rsid="001b6c11"/>
    </style:style>
    <style:style style:name="T9" style:family="text">
      <style:text-properties fo:color="#000000" loext:opacity="100%" fo:font-weight="bold" officeooo:rsid="00251fcd" style:font-weight-asian="bold" style:font-weight-complex="bold"/>
    </style:style>
    <style:style style:name="T10" style:family="text">
      <style:text-properties fo:color="#000000" loext:opacity="100%" officeooo:rsid="00251fcd"/>
    </style:style>
    <style:style style:name="T11" style:family="text">
      <style:text-properties fo:color="#000000" loext:opacity="100%" officeooo:rsid="0027871e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language="en" fo:country="US" fo:font-weight="bold" style:font-size-asian="14pt" style:font-weight-asian="bold" style:font-size-complex="14pt"/>
    </style:style>
    <style:style style:name="T15" style:family="text">
      <style:text-properties officeooo:rsid="00267cd9"/>
    </style:style>
    <style:style style:name="T16" style:family="text">
      <style:text-properties officeooo:rsid="0027871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6cm" fo:text-indent="-0.635cm" fo:margin-left="1.9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95cm" fo:text-indent="-0.635cm" fo:margin-left="2.59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23cm" fo:text-indent="-0.635cm" fo:margin-left="3.2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65cm" fo:text-indent="-0.635cm" fo:margin-left="3.86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5cm" fo:text-indent="-0.635cm" fo:margin-left="4.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135cm" fo:text-indent="-0.635cm" fo:margin-left="5.13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7cm" fo:text-indent="-0.635cm" fo:margin-left="5.7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405cm" fo:text-indent="-0.635cm" fo:margin-left="6.40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04cm" fo:text-indent="-0.635cm" fo:margin-left="7.0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75cm" fo:text-indent="-0.635cm" fo:margin-left="7.67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4"><text:span text:style-name="T5">Курс: </text:span><text:span text:style-name="T3">JS</text:span><text:span text:style-name="T13"> Разработка интерфейса на </text:span><text:span text:style-name="T14">JavaScript</text:span></text:p>
      <text:p text:style-name="P5"><text:span text:style-name="T5">Дисциплина: </text:span><text:span text:style-name="T12">JavaScript - создание </text:span><text:span text:style-name="T5">интерактивных</text:span><text:span text:style-name="T12"> web приложений</text:span></text:p>
      <text:p text:style-name="P3"/>
      <text:h text:style-name="P2" text:outline-level="1"><text:bookmark-start text:name="_Hlk62046479"/><text:span text:style-name="T6">Домашнее задание</text:span><text:bookmark-end text:name="_Hlk62046479"/><text:span text:style-name="T7">: Манипуляция </text:span><text:span text:style-name="T6">DOM</text:span></text:h>
      <text:p text:style-name="P9"/>
      <text:p text:style-name="P10"><text:span text:style-name="T9">Задача</text:span><text:span text:style-name="T10"><text:line-break/>Создать</text:span><text:span text:style-name="T8"> страниц</text:span><text:span text:style-name="T10">у</text:span><text:span text:style-name="T8">, содержащ</text:span><text:span text:style-name="T10">ую список элементов</text:span><text:span text:style-name="T11">, которые можно перемещать</text:span><text:span text:style-name="T10">. Требования к элементам списка:</text:span></text:p>
      <text:list xml:id="list3498757610" text:style-name="L1">
        <text:list-item>
          <text:p text:style-name="P11"><text:span text:style-name="T10">ширина и длина должны быть фиксированными;</text:span></text:p>
        </text:list-item>
        <text:list-item>
          <text:p text:style-name="P11"><text:span text:style-name="T10">элементы должны иметь рамку со скруглёнными краями;</text:span></text:p>
        </text:list-item>
        <text:list-item>
          <text:p text:style-name="P12"><text:span text:style-name="T4">внутри элемента должен быть текст;</text:span></text:p>
        </text:list-item>
        <text:list-item>
          <text:p text:style-name="P12">при наведении<text:span text:style-name="T15"> на элемент списка</text:span> курсора мыши<text:span text:style-name="T15">,</text:span> в правой<text:span text:style-name="T15"> его</text:span> части должны появляться три кнопки<text:span text:style-name="T15"> c пиктограммами - 'up', 'down', 'delete'</text:span>: </text:p>
        </text:list-item>
      </text:list>
      <text:p text:style-name="P13"><draw:frame draw:style-name="fr1" draw:name="Изображение1" text:anchor-type="char" svg:x="7.269cm" svg:y="0.235cm" svg:width="1.085cm" svg:height="1.058cm" draw:z-index="1"><draw:image xlink:href="Pictures/10000001000000290000002836324E9D2E00265B.png" xlink:type="simple" xlink:show="embed" xlink:actuate="onLoad" draw:mime-type="image/png"/></draw:frame><draw:frame draw:style-name="fr1" draw:name="Изображение2" text:anchor-type="char" svg:x="8.352cm" svg:y="0.235cm" svg:width="1.085cm" svg:height="1.058cm" draw:z-index="2"><draw:image xlink:href="Pictures/1000000100000029000000281259642B6558F242.png" xlink:type="simple" xlink:show="embed" xlink:actuate="onLoad" draw:mime-type="image/png"/></draw:frame><draw:frame draw:style-name="fr1" draw:name="Изображение3" text:anchor-type="char" svg:x="9.435cm" svg:y="0.235cm" svg:width="1.085cm" svg:height="1.058cm" draw:z-index="3"><draw:image xlink:href="Pictures/1000000100000029000000285F9A8BD8EE7DD16D.png" xlink:type="simple" xlink:show="embed" xlink:actuate="onLoad" draw:mime-type="image/png"/></draw:frame></text:p>
      <text:p text:style-name="P13"/>
      <text:p text:style-name="P13"/>
      <text:list xml:id="list15839088953102" text:continue-numbering="true" text:style-name="L1">
        <text:list-item>
          <text:p text:style-name="P16">когда курсор мыши покидает элемент, эти его кнопки скрываются;</text:p>
        </text:list-item>
        <text:list-item>
          <text:p text:style-name="P14">нажатие на кнопку 'up' плавно перемещает элемент списка на одну позицию вверх, т.е. перед предыдущим элементом;</text:p>
        </text:list-item>
        <text:list-item>
          <text:p text:style-name="P14">нажатие на кнопку 'down' плавно перемещает элемент списка на одну позицию вниз, т.е. после следующего элемента;</text:p>
        </text:list-item>
        <text:list-item>
          <text:p text:style-name="P14">нажа<text:span text:style-name="T16">тие на 'delete' удаляет этот элемент списка.</text:span></text:p>
        </text:list-item>
      </text:list>
      <text:p text:style-name="P15">После списка на странице должна быть форма с одним input и кнопкой 'Добавить' для добавления нового элемента с введённым текстом в конец списк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56" style:display-name="ListLabel 5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57" style:display-name="ListLabel 5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58" style:display-name="ListLabel 5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59" style:display-name="ListLabel 5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0" style:display-name="ListLabel 6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1" style:display-name="ListLabel 6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2" style:display-name="ListLabel 6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3" style:display-name="ListLabel 6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4" style:display-name="ListLabel 6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5" style:display-name="ListLabel 6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6" style:display-name="ListLabel 6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7" style:display-name="ListLabel 6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8" style:display-name="ListLabel 6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9" style:display-name="ListLabel 6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0" style:display-name="ListLabel 7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1" style:display-name="ListLabel 7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2" style:display-name="ListLabel 7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3" style:display-name="ListLabel 7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4" style:display-name="ListLabel 7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5" style:display-name="ListLabel 7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6" style:display-name="ListLabel 7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7" style:display-name="ListLabel 7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8" style:display-name="ListLabel 7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9" style:display-name="ListLabel 7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0" style:display-name="ListLabel 8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1" style:display-name="ListLabel 8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margin-left="0.857cm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2.034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3.304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4.574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5.844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7.114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8.384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9.654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10.9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857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1.997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3.267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4.537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5.807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7.077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8.347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9.617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0.8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56" loext:num-list-format="%2%" style:num-format="a" style:num-letter-sync="true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3.875cm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7.685cm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65" loext:num-list-format="%2%" style:num-format="a" style:num-letter-sync="true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text:style-name="ListLabel_20_66" loext:num-list-format="%3%" style:num-format="i">
        <style:list-level-properties text:list-level-position-and-space-mode="label-alignment">
          <style:list-level-label-alignment text:label-followed-by="listtab" fo:margin-left="3.875cm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text:style-name="ListLabel_20_68" loext:num-list-format="%5%" style:num-format="a" style:num-letter-sync="true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text:style-name="ListLabel_20_69" loext:num-list-format="%6%" style:num-format="i">
        <style:list-level-properties text:list-level-position-and-space-mode="label-alignment">
          <style:list-level-label-alignment text:label-followed-by="listtab" fo:margin-left="7.685cm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text:style-name="ListLabel_20_71" loext:num-list-format="%8%" style:num-format="a" style:num-letter-sync="true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text:style-name="ListLabel_20_72" loext:num-list-format="%9%" style:num-format="i">
        <style:list-level-properties text:list-level-position-and-space-mode="label-alignment">
          <style:list-level-label-alignment text:label-followed-by="listtab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74" loext:num-list-format="%2%" style:num-format="a" style:num-letter-sync="true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text:style-name="ListLabel_20_75" loext:num-list-format="%3%" style:num-format="i">
        <style:list-level-properties text:list-level-position-and-space-mode="label-alignment">
          <style:list-level-label-alignment text:label-followed-by="listtab" fo:margin-left="3.875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text:style-name="ListLabel_20_77" loext:num-list-format="%5%" style:num-format="a" style:num-letter-sync="true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text:style-name="ListLabel_20_78" loext:num-list-format="%6%" style:num-format="i">
        <style:list-level-properties text:list-level-position-and-space-mode="label-alignment">
          <style:list-level-label-alignment text:label-followed-by="listtab" fo:margin-left="7.685cm"/>
        </style:list-level-properties>
      </text:list-level-style-number>
      <text:list-level-style-number text:level="7" text:style-name="ListLabel_20_79" loext:num-list-format="%7%" style:num-format="1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text:style-name="ListLabel_20_80" loext:num-list-format="%8%" style:num-format="a" style:num-letter-sync="true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text:style-name="ListLabel_20_81" loext:num-list-format="%9%" style:num-format="i">
        <style:list-level-properties text:list-level-position-and-space-mode="label-alignment">
          <style:list-level-label-alignment text:label-followed-by="listtab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fo:font-size="16pt" fo:font-weight="bold" style:font-size-asian="16pt" style:font-weight-asian="bold" style:font-size-complex="13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136cm" fo:margin-right="1.51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041cm" fo:margin-left="2.041cm" fo:margin-right="1.5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1">КОМПЬЮТЕРНАЯ АКАДЕМИЯ «ШАГ»</text:span><text:span text:style-name="MT2"> </text:span></text:p>
        <text:p text:style-name="MP3">Домашнее задание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12</meta:editing-cycles>
    <meta:creation-date>2022-01-19T05:03:00</meta:creation-date>
    <dc:date>2023-03-30T01:58:38.231476931</dc:date>
    <meta:editing-duration>PT18M28S</meta:editing-duration>
    <meta:generator>LibreOffice/7.3.6.2$Linux_X86_64 LibreOffice_project/30$Build-2</meta:generator>
    <meta:document-statistic meta:table-count="0" meta:image-count="4" meta:object-count="0" meta:page-count="1" meta:paragraph-count="17" meta:word-count="155" meta:character-count="1042" meta:non-whitespace-character-count="910"/>
    <meta:user-defined meta:name="AppVersion">16.0000</meta:user-defined>
    <meta:template xlink:type="simple" xlink:actuate="onRequest" xlink:title="Normal" xlink:href=""/>
  </office:meta>
</office:document-meta>
</file>